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6000004711D2D7715F9792A9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138cm" svg:height="5.51cm" svg:x="1.053cm" svg:y="1cm">
          <draw:image xlink:href="Pictures/1000000000000356000004711D2D7715F9792A9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04T00:03:05.355000000</dc:date>
    <meta:editing-duration>PT4M20S</meta:editing-duration>
    <meta:editing-cycles>2</meta:editing-cycles>
    <meta:generator>LibreOffice/5.3.0.3$Windows_x86 LibreOffice_project/7074905676c47b82bbcfbea1aeefc84afe1c50e1</meta:generator>
    <meta:document-statistic meta:object-count="1"/>
  </office:meta>
</office:document-meta>
</file>